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ReturningAdviceAdapter.getInterceptor( Advisor ad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AdviceAdapter.supports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